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Iterativo</text:p>
          </table:table-cell>
          <table:table-cell table:style-name="ce1" office:value-type="string" calcext:value-type="string">
            <text:p>#Recursivo</text:p>
          </table:table-cell>
          <table:table-cell office:value-type="string" calcext:value-type="string">
            <text:p>#Diferenca</text:p>
          </table:table-cell>
          <table:table-cell table:style-name="ce1" office:value-type="string" calcext:value-type="string">
            <text:p>#Tamanho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27" calcext:value-type="float">
            <text:p>127</text:p>
          </table:table-cell>
          <table:table-cell office:value-type="float" office:value="2375" calcext:value-type="float">
            <text:p>2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3014" calcext:value-type="float">
            <text:p>253014</text:p>
          </table:table-cell>
          <table:table-cell office:value-type="float" office:value="1023" calcext:value-type="float">
            <text:p>1023</text:p>
          </table:table-cell>
          <table:table-cell office:value-type="float" office:value="251991" calcext:value-type="float">
            <text:p>2519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5144882" calcext:value-type="float">
            <text:p>25144882</text:p>
          </table:table-cell>
          <table:table-cell office:value-type="float" office:value="11811" calcext:value-type="float">
            <text:p>11811</text:p>
          </table:table-cell>
          <table:table-cell office:value-type="float" office:value="25133071" calcext:value-type="float">
            <text:p>2513307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495071417" calcext:value-type="float">
            <text:p>24950714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1800026950" calcext:value-type="float">
            <text:p>1800026950</text:p>
          </table:table-cell>
          <table:table-cell office:value-type="float" office:value="100000" calcext:value-type="float">
            <text:p>1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20:01:23.735094807</meta:creation-date>
    <dc:date>2017-06-11T20:07:42.748395130</dc:date>
    <meta:editing-duration>PT6M24S</meta:editing-duration>
    <meta:editing-cycles>1</meta:editing-cycles>
    <meta:document-statistic meta:table-count="1" meta:cell-count="28" meta:object-count="0"/>
    <meta:generator>LibreOffice/5.1.6.2$Linux_X86_64 LibreOffice_project/10m0$Build-2</meta:generator>
  </office:meta>
</office:document-meta>
</file>